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SPL1" text:database-name="labels(win)">&lt;SPL1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SPL1" text:database-name="labels(win)">&lt;SPL1&gt;</text:database-display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ally Select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43:58.460000000</meta:creation-date>
    <dc:date>2019-08-28T17:45:36.744000000</dc:date>
    <meta:editing-duration>PT1M39S</meta:editing-duration>
    <meta:editing-cycles>1</meta:editing-cycles>
    <meta:document-statistic meta:table-count="0" meta:image-count="0" meta:object-count="0" meta:page-count="1" meta:paragraph-count="85" meta:word-count="85" meta:character-count="510" meta:non-whitespace-character-count="510"/>
    <meta:generator>LibreOffice/6.2.3.2$Windows_X86_64 LibreOffice_project/aecc05fe267cc68dde00352a451aa867b3b546ac</meta:generator>
  </office:meta>
</office:document-meta>
</file>